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15ebc0" officeooo:paragraph-rsid="0015ebc0"/>
    </style:style>
    <style:style style:name="P2" style:family="paragraph" style:parent-style-name="Standard">
      <style:paragraph-properties fo:text-align="center" style:justify-single-word="false"/>
      <style:text-properties style:font-name="Ubuntu" fo:font-size="18pt" fo:language="de" fo:country="DE" fo:font-weight="bold" officeooo:rsid="0015ebc0" officeooo:paragraph-rsid="0015ebc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14pt" fo:language="de" fo:country="DE" fo:font-weight="bold" officeooo:rsid="00261d56" officeooo:paragraph-rsid="00261d56" style:font-size-asian="12.25pt" style:font-weight-asian="bold" style:font-size-complex="14pt" style:font-weight-complex="bold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text-properties fo:language="de" fo:country="DE" officeooo:rsid="0015ebc0" officeooo:paragraph-rsid="0015ebc0"/>
    </style:style>
    <style:style style:name="P6" style:family="paragraph" style:parent-style-name="Standard">
      <style:text-properties fo:language="de" fo:country="DE" officeooo:rsid="0017df13" officeooo:paragraph-rsid="0017df13"/>
    </style:style>
    <style:style style:name="P7" style:family="paragraph" style:parent-style-name="Standard">
      <style:text-properties fo:language="de" fo:country="DE" officeooo:rsid="00196a2a" officeooo:paragraph-rsid="00196a2a"/>
    </style:style>
    <style:style style:name="P8" style:family="paragraph" style:parent-style-name="Standard">
      <style:text-properties fo:language="de" fo:country="DE" officeooo:rsid="001ea329" officeooo:paragraph-rsid="001ea329"/>
    </style:style>
    <style:style style:name="P9" style:family="paragraph" style:parent-style-name="Standard" style:list-style-name="L1">
      <style:text-properties fo:language="de" fo:country="DE" officeooo:rsid="0015ebc0" officeooo:paragraph-rsid="0015ebc0"/>
    </style:style>
    <style:style style:name="P10" style:family="paragraph" style:parent-style-name="Standard" style:list-style-name="L1">
      <style:text-properties fo:language="de" fo:country="DE" officeooo:rsid="0023834b" officeooo:paragraph-rsid="0023834b"/>
    </style:style>
    <style:style style:name="P11" style:family="paragraph" style:parent-style-name="Standard" style:list-style-name="L2">
      <style:text-properties fo:language="de" fo:country="DE"/>
    </style:style>
    <style:style style:name="T1" style:family="text">
      <style:text-properties officeooo:rsid="0015ebc0"/>
    </style:style>
    <style:style style:name="T2" style:family="text">
      <style:text-properties officeooo:rsid="00261d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ides <text:span text:style-name="T2">K</text:span>ommuni<text:span text:style-name="T2">k</text:span>ator</text:p>
      <text:p text:style-name="P3">(share your gnampf)</text:p>
      <text:p text:style-name="P5">Dieses Protokoll beschreibt die Entwicklung und Implementierung eines auf Sockets basierten Client-Server Protokolls in C. Während der Übung wurden folgende Funktionen:</text:p>
      <text:list xml:id="list7177185508154053012" text:style-name="L1">
        <text:list-item>
          <text:p text:style-name="P9">Chatfunktion</text:p>
          <text:list>
            <text:list-item>
              <text:p text:style-name="P10">mit der Besonderheit, dass der Server keine Daten speichert → Anonymität.</text:p>
            </text:list-item>
          </text:list>
        </text:list-item>
        <text:list-item>
          <text:p text:style-name="P9">Filetransfer</text:p>
        </text:list-item>
        <text:list-item>
          <text:p text:style-name="P9"/>
        </text:list-item>
      </text:list>
      <text:p text:style-name="P6">in diesen Files:</text:p>
      <text:list xml:id="list4586036181232640659" text:style-name="L2">
        <text:list-item>
          <text:p text:style-name="P11"/>
        </text:list-item>
      </text:list>
      <text:p text:style-name="P6">umgesetzt.</text:p>
      <text:p text:style-name="P6"/>
      <text:p text:style-name="P7">Um eine strukturierte Kommunikation zu ermöglichen werden den Funktionen Nummern zugeordnet bzw. stehen folgende Nummern zur Verfügung: </text:p>
      <text:p text:style-name="P7"/>
      <text:p text:style-name="P7">0-255 – Verbindungsaufbau,-Abbau</text:p>
      <text:p text:style-name="P7">256-512 – Chat (globaler Chat, ein Chatraum)</text:p>
      <text:p text:style-name="P7">512-767 – File Transfer</text:p>
      <text:p text:style-name="P8"/>
      <text:p text:style-name="P8">File Transfer</text:p>
      <text:p text:style-name="P7">512: Client-Anfrage sl</text:p>
      <text:p text:style-name="P7">513: Server-Antwort sl</text:p>
      <text:p text:style-name="P7">514: Client Download-Anfrage</text:p>
      <text:p text:style-name="P8">515: Server Download-Daten (werden verschickt)</text:p>
      <text:p text:style-name="P8"/>
      <text:p text:style-name="P8">Chat</text:p>
      <text:p text:style-name="P8">256: Client sendet Nachricht</text:p>
      <text:p text:style-name="P8">257: Server sendet Nachricht an alle Clients</text:p>
      <text:p text:style-name="P8"/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padding="0.0201in" fo:border-left="none" fo:border-right="none" fo:border-top="0.06pt solid #000000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ebc0" officeooo:paragraph-rsid="0015ebc0"/>
    </style:style>
    <style:style style:name="MT1" style:family="text">
      <style:text-properties officeooo:rsid="0015ebc0"/>
    </style:style>
    <style:page-layout style:name="Mpm1">
      <style:page-layout-properties fo:page-width="8.2701in" fo:page-height="11.6902in" style:num-format="1" style:print-orientation="portrait" fo:margin-top="0.5in" fo:margin-bottom="0.5in" fo:margin-left="0.7874in" fo:margin-right="0.7874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4AHIT<text:tab/>SYT<text:tab/>Wollesberger,Pühringer, Arthofer</text:p>
      </style:header>
      <style:footer>
        <text:p text:style-name="Footer"><text:tab/><text:date style:data-style-name="N37" text:date-value="2017-12-15T09:03:58.027052697" text:fixed="true">12/15/17</text:date><text:tab/><text:span text:style-name="MT1">Seit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02:37.469429597</meta:creation-date>
    <dc:date>2017-12-15T09:26:36.020929294</dc:date>
    <meta:editing-duration>PT13M4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11" meta:character-count="837" meta:non-whitespace-character-count="748"/>
  </office:meta>
</office:document-meta>
</file>